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/>
    </style:style>
    <style:style style:name="ce1" style:family="table-cell" style:parent-style-name="Default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-values" table:style-name="ta1">
        <table:table-column table:style-name="co1" table:number-columns-repeated="64" table:default-cell-style-name="Default"/>
        <table:table-column table:style-name="co2" table:number-columns-repeated="960" table:default-cell-style-name="Default"/>
        <table:table-row table:style-name="ro1">
          <table:table-cell table:style-name="ce2" office:value-type="string" calcext:value-type="string">
            <text:p>GC</text:p>
          </table:table-cell>
          <table:table-cell table:style-name="ce2" office:value-type="string" calcext:value-type="string">
            <text:p>Classes</text:p>
          </table:table-cell>
          <table:table-cell table:style-name="ce2" office:value-type="string" calcext:value-type="string">
            <text:p>22-bit flat</text:p>
          </table:table-cell>
          <table:table-cell table:style-name="ce2" office:value-type="string" calcext:value-type="string">
            <text:p>26-bit</text:p>
          </table:table-cell>
          <table:table-cell table:style-name="ce2" office:value-type="string" calcext:value-type="string">
            <text:p>22-bit, Pointertable</text:p>
          </table:table-cell>
          <table:table-cell table:style-name="ce2" office:value-type="string" calcext:value-type="string">
            <text:p>22-bit, vary cachelines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512" calcext:value-type="float">
            <text:p>512</text:p>
          </table:table-cell>
          <table:table-cell office:value-type="float" office:value="37434.774" calcext:value-type="float">
            <text:p>37434.774</text:p>
          </table:table-cell>
          <table:table-cell office:value-type="float" office:value="33283.553" calcext:value-type="float">
            <text:p>33283.553</text:p>
          </table:table-cell>
          <table:table-cell office:value-type="float" office:value="32718.34" calcext:value-type="float">
            <text:p>32718.34</text:p>
          </table:table-cell>
          <table:table-cell office:value-type="float" office:value="33483.713" calcext:value-type="float">
            <text:p>33483.7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1024" calcext:value-type="float">
            <text:p>1024</text:p>
          </table:table-cell>
          <table:table-cell office:value-type="float" office:value="48985.763" calcext:value-type="float">
            <text:p>48985.763</text:p>
          </table:table-cell>
          <table:table-cell office:value-type="float" office:value="36989.821" calcext:value-type="float">
            <text:p>36989.821</text:p>
          </table:table-cell>
          <table:table-cell office:value-type="float" office:value="36906.067" calcext:value-type="float">
            <text:p>36906.067</text:p>
          </table:table-cell>
          <table:table-cell office:value-type="float" office:value="37246.884" calcext:value-type="float">
            <text:p>37246.8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2048" calcext:value-type="float">
            <text:p>2048</text:p>
          </table:table-cell>
          <table:table-cell office:value-type="float" office:value="55431.745" calcext:value-type="float">
            <text:p>55431.745</text:p>
          </table:table-cell>
          <table:table-cell office:value-type="float" office:value="43940.1" calcext:value-type="float">
            <text:p>43940.1</text:p>
          </table:table-cell>
          <table:table-cell office:value-type="float" office:value="45315.658" calcext:value-type="float">
            <text:p>45315.658</text:p>
          </table:table-cell>
          <table:table-cell office:value-type="float" office:value="40784.753" calcext:value-type="float">
            <text:p>40784.7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4096" calcext:value-type="float">
            <text:p>4096</text:p>
          </table:table-cell>
          <table:table-cell office:value-type="float" office:value="59976.899" calcext:value-type="float">
            <text:p>59976.899</text:p>
          </table:table-cell>
          <table:table-cell office:value-type="float" office:value="51192.388" calcext:value-type="float">
            <text:p>51192.388</text:p>
          </table:table-cell>
          <table:table-cell office:value-type="float" office:value="53712.987" calcext:value-type="float">
            <text:p>53712.987</text:p>
          </table:table-cell>
          <table:table-cell office:value-type="float" office:value="49887.766" calcext:value-type="float">
            <text:p>49887.7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8192" calcext:value-type="float">
            <text:p>8192</text:p>
          </table:table-cell>
          <table:table-cell office:value-type="float" office:value="63164.677" calcext:value-type="float">
            <text:p>63164.677</text:p>
          </table:table-cell>
          <table:table-cell office:value-type="float" office:value="56490.816" calcext:value-type="float">
            <text:p>56490.816</text:p>
          </table:table-cell>
          <table:table-cell office:value-type="float" office:value="64872.167" calcext:value-type="float">
            <text:p>64872.167</text:p>
          </table:table-cell>
          <table:table-cell office:value-type="float" office:value="56598.04" calcext:value-type="float">
            <text:p>565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16384" calcext:value-type="float">
            <text:p>16384</text:p>
          </table:table-cell>
          <table:table-cell office:value-type="float" office:value="82385.441" calcext:value-type="float">
            <text:p>82385.441</text:p>
          </table:table-cell>
          <table:table-cell office:value-type="float" office:value="59133.896" calcext:value-type="float">
            <text:p>59133.896</text:p>
          </table:table-cell>
          <table:table-cell office:value-type="float" office:value="81631.445" calcext:value-type="float">
            <text:p>81631.445</text:p>
          </table:table-cell>
          <table:table-cell office:value-type="float" office:value="66219.466" calcext:value-type="float">
            <text:p>66219.4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32768" calcext:value-type="float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512" calcext:value-type="float">
            <text:p>512</text:p>
          </table:table-cell>
          <table:table-cell office:value-type="float" office:value="73445.801" calcext:value-type="float">
            <text:p>73445.801</text:p>
          </table:table-cell>
          <table:table-cell office:value-type="float" office:value="70202.698" calcext:value-type="float">
            <text:p>70202.698</text:p>
          </table:table-cell>
          <table:table-cell office:value-type="float" office:value="68419.578" calcext:value-type="float">
            <text:p>68419.578</text:p>
          </table:table-cell>
          <table:table-cell office:value-type="float" office:value="71286.308" calcext:value-type="float">
            <text:p>71286.3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1024" calcext:value-type="float">
            <text:p>1024</text:p>
          </table:table-cell>
          <table:table-cell office:value-type="float" office:value="79325.632" calcext:value-type="float">
            <text:p>79325.632</text:p>
          </table:table-cell>
          <table:table-cell office:value-type="float" office:value="71731.48" calcext:value-type="float">
            <text:p>71731.48</text:p>
          </table:table-cell>
          <table:table-cell office:value-type="float" office:value="69940.466" calcext:value-type="float">
            <text:p>69940.466</text:p>
          </table:table-cell>
          <table:table-cell office:value-type="float" office:value="72054.26" calcext:value-type="float">
            <text:p>72054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2048" calcext:value-type="float">
            <text:p>2048</text:p>
          </table:table-cell>
          <table:table-cell office:value-type="float" office:value="81937.121" calcext:value-type="float">
            <text:p>81937.121</text:p>
          </table:table-cell>
          <table:table-cell office:value-type="float" office:value="79469.117" calcext:value-type="float">
            <text:p>79469.117</text:p>
          </table:table-cell>
          <table:table-cell office:value-type="float" office:value="80219.864" calcext:value-type="float">
            <text:p>80219.864</text:p>
          </table:table-cell>
          <table:table-cell office:value-type="float" office:value="79483.362" calcext:value-type="float">
            <text:p>79483.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4096" calcext:value-type="float">
            <text:p>4096</text:p>
          </table:table-cell>
          <table:table-cell office:value-type="float" office:value="87157.505" calcext:value-type="float">
            <text:p>87157.505</text:p>
          </table:table-cell>
          <table:table-cell office:value-type="float" office:value="95998.368" calcext:value-type="float">
            <text:p>95998.368</text:p>
          </table:table-cell>
          <table:table-cell office:value-type="float" office:value="95884.718" calcext:value-type="float">
            <text:p>95884.718</text:p>
          </table:table-cell>
          <table:table-cell office:value-type="float" office:value="97202.697" calcext:value-type="float">
            <text:p>97202.6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8192" calcext:value-type="float">
            <text:p>8192</text:p>
          </table:table-cell>
          <table:table-cell office:value-type="float" office:value="92700.211" calcext:value-type="float">
            <text:p>92700.211</text:p>
          </table:table-cell>
          <table:table-cell office:value-type="float" office:value="89075.287" calcext:value-type="float">
            <text:p>89075.287</text:p>
          </table:table-cell>
          <table:table-cell office:value-type="float" office:value="91109.912" calcext:value-type="float">
            <text:p>91109.912</text:p>
          </table:table-cell>
          <table:table-cell office:value-type="float" office:value="90748.738" calcext:value-type="float">
            <text:p>90748.7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16384" calcext:value-type="float">
            <text:p>16384</text:p>
          </table:table-cell>
          <table:table-cell office:value-type="float" office:value="80795.022" calcext:value-type="float">
            <text:p>80795.022</text:p>
          </table:table-cell>
          <table:table-cell office:value-type="float" office:value="64268.767" calcext:value-type="float">
            <text:p>64268.767</text:p>
          </table:table-cell>
          <table:table-cell office:value-type="float" office:value="71192.821" calcext:value-type="float">
            <text:p>71192.821</text:p>
          </table:table-cell>
          <table:table-cell office:value-type="float" office:value="66658.3" calcext:value-type="float">
            <text:p>6665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32768" calcext:value-type="float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512" calcext:value-type="float">
            <text:p>512</text:p>
          </table:table-cell>
          <table:table-cell office:value-type="float" office:value="224770.421" calcext:value-type="float">
            <text:p>224770.421</text:p>
          </table:table-cell>
          <table:table-cell office:value-type="float" office:value="192948.898" calcext:value-type="float">
            <text:p>192948.898</text:p>
          </table:table-cell>
          <table:table-cell office:value-type="float" office:value="220203.445" calcext:value-type="float">
            <text:p>220203.445</text:p>
          </table:table-cell>
          <table:table-cell office:value-type="float" office:value="207094.661" calcext:value-type="float">
            <text:p>207094.6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1024" calcext:value-type="float">
            <text:p>1024</text:p>
          </table:table-cell>
          <table:table-cell office:value-type="float" office:value="287049.657" calcext:value-type="float">
            <text:p>287049.657</text:p>
          </table:table-cell>
          <table:table-cell office:value-type="float" office:value="205194.804" calcext:value-type="float">
            <text:p>205194.804</text:p>
          </table:table-cell>
          <table:table-cell office:value-type="float" office:value="239833.77" calcext:value-type="float">
            <text:p>239833.77</text:p>
          </table:table-cell>
          <table:table-cell office:value-type="float" office:value="224384.579" calcext:value-type="float">
            <text:p>224384.5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2048" calcext:value-type="float">
            <text:p>2048</text:p>
          </table:table-cell>
          <table:table-cell office:value-type="float" office:value="333606" calcext:value-type="float">
            <text:p>333606</text:p>
          </table:table-cell>
          <table:table-cell office:value-type="float" office:value="256101.051" calcext:value-type="float">
            <text:p>256101.051</text:p>
          </table:table-cell>
          <table:table-cell office:value-type="float" office:value="292740.716" calcext:value-type="float">
            <text:p>292740.716</text:p>
          </table:table-cell>
          <table:table-cell office:value-type="float" office:value="245923.639" calcext:value-type="float">
            <text:p>245923.6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4096" calcext:value-type="float">
            <text:p>4096</text:p>
          </table:table-cell>
          <table:table-cell office:value-type="float" office:value="345566.561" calcext:value-type="float">
            <text:p>345566.561</text:p>
          </table:table-cell>
          <table:table-cell office:value-type="float" office:value="287774.416" calcext:value-type="float">
            <text:p>287774.416</text:p>
          </table:table-cell>
          <table:table-cell office:value-type="float" office:value="344342.149" calcext:value-type="float">
            <text:p>344342.149</text:p>
          </table:table-cell>
          <table:table-cell office:value-type="float" office:value="290836.485" calcext:value-type="float">
            <text:p>290836.4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8192" calcext:value-type="float">
            <text:p>8192</text:p>
          </table:table-cell>
          <table:table-cell office:value-type="float" office:value="361115.687" calcext:value-type="float">
            <text:p>361115.687</text:p>
          </table:table-cell>
          <table:table-cell office:value-type="float" office:value="319336.259" calcext:value-type="float">
            <text:p>319336.259</text:p>
          </table:table-cell>
          <table:table-cell office:value-type="float" office:value="395820.971" calcext:value-type="float">
            <text:p>395820.971</text:p>
          </table:table-cell>
          <table:table-cell office:value-type="float" office:value="330869.911" calcext:value-type="float">
            <text:p>330869.9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16384" calcext:value-type="float">
            <text:p>16384</text:p>
          </table:table-cell>
          <table:table-cell office:value-type="float" office:value="538330.376" calcext:value-type="float">
            <text:p>538330.376</text:p>
          </table:table-cell>
          <table:table-cell office:value-type="float" office:value="356938.012" calcext:value-type="float">
            <text:p>356938.012</text:p>
          </table:table-cell>
          <table:table-cell office:value-type="float" office:value="530480.508" calcext:value-type="float">
            <text:p>530480.508</text:p>
          </table:table-cell>
          <table:table-cell office:value-type="float" office:value="403659.281" calcext:value-type="float">
            <text:p>403659.2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32768" calcext:value-type="float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</table:table>
      <table:table table:name="G1GC" table:style-name="ta1">
        <table:shapes>
          <draw:frame draw:z-index="0" draw:name="G1GC, Pause times vs 22-bit CP, Percent (lower is better)_2" draw:style-name="gr1" draw:text-style-name="P1" svg:width="8.1638in" svg:height="5.2283in" svg:x="0.4094in" svg:y="1.7571in">
            <draw:object draw:notify-on-update-of-ranges="G1GC.B2:G1GC.B8 G1GC.E1:G1GC.E1 G1GC.E2:G1GC.E8 G1GC.G1:G1GC.G1 G1GC.G2:G1GC.G8 G1GC.I1:G1GC.I1 G1GC.I2:G1GC.I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0654in" svg:height="5.074in" svg:x="9.4374in" svg:y="1.7752in">
            <draw:object draw:notify-on-update-of-ranges="G1GC.B2:G1GC.B8 G1GC.C1:G1GC.C1 G1GC.C2:G1GC.C8 G1GC.D1:G1GC.D1 G1GC.D2:G1GC.D8 G1GC.F1:G1GC.F1 G1GC.F2:G1GC.F8 G1GC.H1:G1GC.H1 G1GC.H2:G1GC.H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row table:style-name="ro1">
          <table:table-cell table:formula="of:=[$'raw-values'.A1]" office:value-type="string" office:string-value="GC" calcext:value-type="string">
            <text:p>GC</text:p>
          </table:table-cell>
          <table:table-cell table:formula="of:=[$'raw-values'.B$1:.B$1048576]" office:value-type="string" office:string-value="Classes" calcext:value-type="string">
            <text:p>Classes</text:p>
          </table:table-cell>
          <table:table-cell table:formula="of:=[$'raw-values'.C1]" office:value-type="string" office:string-value="22-bit flat" calcext:value-type="string">
            <text:p>22-bit flat</text:p>
          </table:table-cell>
          <table:table-cell table:formula="of:=[$'raw-values'.D1]" office:value-type="string" office:string-value="26-bit" calcext:value-type="string">
            <text:p>26-bit</text:p>
          </table:table-cell>
          <table:table-cell office:value-type="string" calcext:value-type="string">
            <text:p>26-bit CP, percent</text:p>
          </table:table-cell>
          <table:table-cell table:formula="of:=[$'raw-values'.E1]" office:value-type="string" office:string-value="22-bit, Pointertable" calcext:value-type="string">
            <text:p>22-bit, Pointertable</text:p>
          </table:table-cell>
          <table:table-cell office:value-type="string" calcext:value-type="string">
            <text:p>22-bit, Pointer Table, percent</text:p>
          </table:table-cell>
          <table:table-cell table:formula="of:=[$'raw-values'.F1]" office:value-type="string" office:string-value="22-bit, vary cachelines" calcext:value-type="string">
            <text:p>22-bit, vary cachelines</text:p>
          </table:table-cell>
          <table:table-cell office:value-type="string" calcext:value-type="string">
            <text:p>22-bit, uneven Alignment, percent</text:p>
          </table:table-cell>
        </table:table-row>
        <table:table-row table:style-name="ro1">
          <table:table-cell table:formula="of:=[$'raw-values'.A2]" office:value-type="string" office:string-value="-XX:+UseG1GC" calcext:value-type="string">
            <text:p>-XX:+UseG1GC</text:p>
          </table:table-cell>
          <table:table-cell table:formula="of:=[$'raw-values'.B$1:.B$1048576]" office:value-type="float" office:value="512" calcext:value-type="float">
            <text:p>512</text:p>
          </table:table-cell>
          <table:table-cell table:formula="of:=[$'raw-values'.C2]" office:value-type="float" office:value="37434.774" calcext:value-type="float">
            <text:p>37434.774</text:p>
          </table:table-cell>
          <table:table-cell table:formula="of:=[$'raw-values'.D2]" office:value-type="float" office:value="33283.553" calcext:value-type="float">
            <text:p>33283.553</text:p>
          </table:table-cell>
          <table:table-cell table:formula="of:= ROUND((([.D2]*100)/[.C2]); 1)" office:value-type="float" office:value="88.9" calcext:value-type="float">
            <text:p>88.9</text:p>
          </table:table-cell>
          <table:table-cell table:formula="of:=[$'raw-values'.E2]" office:value-type="float" office:value="32718.34" calcext:value-type="float">
            <text:p>32718.34</text:p>
          </table:table-cell>
          <table:table-cell table:formula="of:= ROUND((([.F2]*100)/[.C2]); 1)" office:value-type="float" office:value="87.4" calcext:value-type="float">
            <text:p>87.4</text:p>
          </table:table-cell>
          <table:table-cell table:formula="of:=[$'raw-values'.F2]" office:value-type="float" office:value="33483.713" calcext:value-type="float">
            <text:p>33483.713</text:p>
          </table:table-cell>
          <table:table-cell table:formula="of:= ROUND((([.H2]*100)/[.C2]); 1)" office:value-type="float" office:value="89.4" calcext:value-type="float">
            <text:p>89.4</text:p>
          </table:table-cell>
        </table:table-row>
        <table:table-row table:style-name="ro1">
          <table:table-cell table:formula="of:=[$'raw-values'.A3]" office:value-type="string" office:string-value="-XX:+UseG1GC" calcext:value-type="string">
            <text:p>-XX:+UseG1GC</text:p>
          </table:table-cell>
          <table:table-cell table:formula="of:=[$'raw-values'.B$1:.B$1048576]" office:value-type="float" office:value="1024" calcext:value-type="float">
            <text:p>1024</text:p>
          </table:table-cell>
          <table:table-cell table:formula="of:=[$'raw-values'.C3]" office:value-type="float" office:value="48985.763" calcext:value-type="float">
            <text:p>48985.763</text:p>
          </table:table-cell>
          <table:table-cell table:formula="of:=[$'raw-values'.D3]" office:value-type="float" office:value="36989.821" calcext:value-type="float">
            <text:p>36989.821</text:p>
          </table:table-cell>
          <table:table-cell table:formula="of:= ROUND((([.D3]*100)/[.C3]); 1)" office:value-type="float" office:value="75.5" calcext:value-type="float">
            <text:p>75.5</text:p>
          </table:table-cell>
          <table:table-cell table:formula="of:=[$'raw-values'.E3]" office:value-type="float" office:value="36906.067" calcext:value-type="float">
            <text:p>36906.067</text:p>
          </table:table-cell>
          <table:table-cell table:formula="of:= ROUND((([.F3]*100)/[.C3]); 1)" office:value-type="float" office:value="75.3" calcext:value-type="float">
            <text:p>75.3</text:p>
          </table:table-cell>
          <table:table-cell table:formula="of:=[$'raw-values'.F3]" office:value-type="float" office:value="37246.884" calcext:value-type="float">
            <text:p>37246.884</text:p>
          </table:table-cell>
          <table:table-cell table:formula="of:= ROUND((([.H3]*100)/[.C3]); 1)" office:value-type="float" office:value="76" calcext:value-type="float">
            <text:p>76</text:p>
          </table:table-cell>
        </table:table-row>
        <table:table-row table:style-name="ro1">
          <table:table-cell table:formula="of:=[$'raw-values'.A4]" office:value-type="string" office:string-value="-XX:+UseG1GC" calcext:value-type="string">
            <text:p>-XX:+UseG1GC</text:p>
          </table:table-cell>
          <table:table-cell table:formula="of:=[$'raw-values'.B$1:.B$1048576]" office:value-type="float" office:value="2048" calcext:value-type="float">
            <text:p>2048</text:p>
          </table:table-cell>
          <table:table-cell table:formula="of:=[$'raw-values'.C4]" office:value-type="float" office:value="55431.745" calcext:value-type="float">
            <text:p>55431.745</text:p>
          </table:table-cell>
          <table:table-cell table:formula="of:=[$'raw-values'.D4]" office:value-type="float" office:value="43940.1" calcext:value-type="float">
            <text:p>43940.1</text:p>
          </table:table-cell>
          <table:table-cell table:formula="of:= ROUND((([.D4]*100)/[.C4]); 1)" office:value-type="float" office:value="79.3" calcext:value-type="float">
            <text:p>79.3</text:p>
          </table:table-cell>
          <table:table-cell table:formula="of:=[$'raw-values'.E4]" office:value-type="float" office:value="45315.658" calcext:value-type="float">
            <text:p>45315.658</text:p>
          </table:table-cell>
          <table:table-cell table:formula="of:= ROUND((([.F4]*100)/[.C4]); 1)" office:value-type="float" office:value="81.8" calcext:value-type="float">
            <text:p>81.8</text:p>
          </table:table-cell>
          <table:table-cell table:formula="of:=[$'raw-values'.F4]" office:value-type="float" office:value="40784.753" calcext:value-type="float">
            <text:p>40784.753</text:p>
          </table:table-cell>
          <table:table-cell table:formula="of:= ROUND((([.H4]*100)/[.C4]); 1)" office:value-type="float" office:value="73.6" calcext:value-type="float">
            <text:p>73.6</text:p>
          </table:table-cell>
        </table:table-row>
        <table:table-row table:style-name="ro1">
          <table:table-cell table:formula="of:=[$'raw-values'.A5]" office:value-type="string" office:string-value="-XX:+UseG1GC" calcext:value-type="string">
            <text:p>-XX:+UseG1GC</text:p>
          </table:table-cell>
          <table:table-cell table:formula="of:=[$'raw-values'.B$1:.B$1048576]" office:value-type="float" office:value="4096" calcext:value-type="float">
            <text:p>4096</text:p>
          </table:table-cell>
          <table:table-cell table:formula="of:=[$'raw-values'.C5]" office:value-type="float" office:value="59976.899" calcext:value-type="float">
            <text:p>59976.899</text:p>
          </table:table-cell>
          <table:table-cell table:formula="of:=[$'raw-values'.D5]" office:value-type="float" office:value="51192.388" calcext:value-type="float">
            <text:p>51192.388</text:p>
          </table:table-cell>
          <table:table-cell table:formula="of:= ROUND((([.D5]*100)/[.C5]); 1)" office:value-type="float" office:value="85.4" calcext:value-type="float">
            <text:p>85.4</text:p>
          </table:table-cell>
          <table:table-cell table:formula="of:=[$'raw-values'.E5]" office:value-type="float" office:value="53712.987" calcext:value-type="float">
            <text:p>53712.987</text:p>
          </table:table-cell>
          <table:table-cell table:formula="of:= ROUND((([.F5]*100)/[.C5]); 1)" office:value-type="float" office:value="89.6" calcext:value-type="float">
            <text:p>89.6</text:p>
          </table:table-cell>
          <table:table-cell table:formula="of:=[$'raw-values'.F5]" office:value-type="float" office:value="49887.766" calcext:value-type="float">
            <text:p>49887.766</text:p>
          </table:table-cell>
          <table:table-cell table:formula="of:= ROUND((([.H5]*100)/[.C5]); 1)" office:value-type="float" office:value="83.2" calcext:value-type="float">
            <text:p>83.2</text:p>
          </table:table-cell>
        </table:table-row>
        <table:table-row table:style-name="ro1">
          <table:table-cell table:formula="of:=[$'raw-values'.A6]" office:value-type="string" office:string-value="-XX:+UseG1GC" calcext:value-type="string">
            <text:p>-XX:+UseG1GC</text:p>
          </table:table-cell>
          <table:table-cell table:formula="of:=[$'raw-values'.B$1:.B$1048576]" office:value-type="float" office:value="8192" calcext:value-type="float">
            <text:p>8192</text:p>
          </table:table-cell>
          <table:table-cell table:formula="of:=[$'raw-values'.C6]" office:value-type="float" office:value="63164.677" calcext:value-type="float">
            <text:p>63164.677</text:p>
          </table:table-cell>
          <table:table-cell table:formula="of:=[$'raw-values'.D6]" office:value-type="float" office:value="56490.816" calcext:value-type="float">
            <text:p>56490.816</text:p>
          </table:table-cell>
          <table:table-cell table:formula="of:= ROUND((([.D6]*100)/[.C6]); 1)" office:value-type="float" office:value="89.4" calcext:value-type="float">
            <text:p>89.4</text:p>
          </table:table-cell>
          <table:table-cell table:formula="of:=[$'raw-values'.E6]" office:value-type="float" office:value="64872.167" calcext:value-type="float">
            <text:p>64872.167</text:p>
          </table:table-cell>
          <table:table-cell table:formula="of:= ROUND((([.F6]*100)/[.C6]); 1)" office:value-type="float" office:value="102.7" calcext:value-type="float">
            <text:p>102.7</text:p>
          </table:table-cell>
          <table:table-cell table:formula="of:=[$'raw-values'.F6]" office:value-type="float" office:value="56598.04" calcext:value-type="float">
            <text:p>56598.04</text:p>
          </table:table-cell>
          <table:table-cell table:formula="of:= ROUND((([.H6]*100)/[.C6]); 1)" office:value-type="float" office:value="89.6" calcext:value-type="float">
            <text:p>89.6</text:p>
          </table:table-cell>
        </table:table-row>
        <table:table-row table:style-name="ro1">
          <table:table-cell table:formula="of:=[$'raw-values'.A7]" office:value-type="string" office:string-value="-XX:+UseG1GC" calcext:value-type="string">
            <text:p>-XX:+UseG1GC</text:p>
          </table:table-cell>
          <table:table-cell table:formula="of:=[$'raw-values'.B$1:.B$1048576]" office:value-type="float" office:value="16384" calcext:value-type="float">
            <text:p>16384</text:p>
          </table:table-cell>
          <table:table-cell table:formula="of:=[$'raw-values'.C7]" office:value-type="float" office:value="82385.441" calcext:value-type="float">
            <text:p>82385.441</text:p>
          </table:table-cell>
          <table:table-cell table:formula="of:=[$'raw-values'.D7]" office:value-type="float" office:value="59133.896" calcext:value-type="float">
            <text:p>59133.896</text:p>
          </table:table-cell>
          <table:table-cell table:formula="of:= ROUND((([.D7]*100)/[.C7]); 1)" office:value-type="float" office:value="71.8" calcext:value-type="float">
            <text:p>71.8</text:p>
          </table:table-cell>
          <table:table-cell table:formula="of:=[$'raw-values'.E7]" office:value-type="float" office:value="81631.445" calcext:value-type="float">
            <text:p>81631.445</text:p>
          </table:table-cell>
          <table:table-cell table:formula="of:= ROUND((([.F7]*100)/[.C7]); 1)" office:value-type="float" office:value="99.1" calcext:value-type="float">
            <text:p>99.1</text:p>
          </table:table-cell>
          <table:table-cell table:formula="of:=[$'raw-values'.F7]" office:value-type="float" office:value="66219.466" calcext:value-type="float">
            <text:p>66219.466</text:p>
          </table:table-cell>
          <table:table-cell table:formula="of:= ROUND((([.H7]*100)/[.C7]); 1)" office:value-type="float" office:value="80.4" calcext:value-type="float">
            <text:p>80.4</text:p>
          </table:table-cell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arallelGC" table:style-name="ta1">
        <table:shapes>
          <draw:frame draw:z-index="0" draw:name="G1GC, Pause times vs 22-bit CP, Percent (lower is better)_0" draw:style-name="gr1" draw:text-style-name="P1" svg:width="8.1638in" svg:height="5.2283in" svg:x="0.7571in" svg:y="2.2276in">
            <draw:object draw:notify-on-update-of-ranges="ParallelGC.B2:ParallelGC.B8 ParallelGC.E1:ParallelGC.E1 ParallelGC.E2:ParallelGC.E8 ParallelGC.G1:ParallelGC.G1 ParallelGC.G2:ParallelGC.G8 ParallelGC.I1:ParallelGC.I1 ParallelGC.I2:ParallelGC.I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.0654in" svg:height="5.074in" svg:x="9.785in" svg:y="2.2457in">
            <draw:object draw:notify-on-update-of-ranges="ParallelGC.B2:ParallelGC.B8 ParallelGC.C1:ParallelGC.C1 ParallelGC.C2:ParallelGC.C8 ParallelGC.D1:ParallelGC.D1 ParallelGC.D2:ParallelGC.D8 ParallelGC.F1:ParallelGC.F1 ParallelGC.F2:ParallelGC.F8 ParallelGC.H1:ParallelGC.H1 ParallelGC.H2:ParallelGC.H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row table:style-name="ro1">
          <table:table-cell table:formula="of:=[$'raw-values'.A1]" office:value-type="string" office:string-value="GC" calcext:value-type="string">
            <text:p>GC</text:p>
          </table:table-cell>
          <table:table-cell table:formula="of:=[$'raw-values'.B$1:.B$1048576]" office:value-type="string" office:string-value="Classes" calcext:value-type="string">
            <text:p>Classes</text:p>
          </table:table-cell>
          <table:table-cell table:formula="of:=[$'raw-values'.C1]" office:value-type="string" office:string-value="22-bit flat" calcext:value-type="string">
            <text:p>22-bit flat</text:p>
          </table:table-cell>
          <table:table-cell table:formula="of:=[$'raw-values'.D1]" office:value-type="string" office:string-value="26-bit" calcext:value-type="string">
            <text:p>26-bit</text:p>
          </table:table-cell>
          <table:table-cell office:value-type="string" calcext:value-type="string">
            <text:p>26-bit CP</text:p>
          </table:table-cell>
          <table:table-cell table:formula="of:=[$'raw-values'.E1]" office:value-type="string" office:string-value="22-bit, Pointertable" calcext:value-type="string">
            <text:p>22-bit, Pointertable</text:p>
          </table:table-cell>
          <table:table-cell office:value-type="string" calcext:value-type="string">
            <text:p>22-bit, Pointer Table</text:p>
          </table:table-cell>
          <table:table-cell table:formula="of:=[$'raw-values'.F1]" office:value-type="string" office:string-value="22-bit, vary cachelines" calcext:value-type="string">
            <text:p>22-bit, vary cachelines</text:p>
          </table:table-cell>
          <table:table-cell office:value-type="string" calcext:value-type="string">
            <text:p>22-bit, uneven Alignment</text:p>
          </table:table-cell>
        </table:table-row>
        <table:table-row table:style-name="ro1">
          <table:table-cell table:formula="of:=[$'raw-values'.A9]" office:value-type="string" office:string-value="-XX:+UseParallelGC" calcext:value-type="string">
            <text:p>-XX:+UseParallelGC</text:p>
          </table:table-cell>
          <table:table-cell table:formula="of:=[$'raw-values'.B$1:.B$1048576]" office:value-type="float" office:value="512" calcext:value-type="float">
            <text:p>512</text:p>
          </table:table-cell>
          <table:table-cell table:formula="of:=[$'raw-values'.C9]" office:value-type="float" office:value="73445.801" calcext:value-type="float">
            <text:p>73445.801</text:p>
          </table:table-cell>
          <table:table-cell table:formula="of:=[$'raw-values'.D9]" office:value-type="float" office:value="70202.698" calcext:value-type="float">
            <text:p>70202.698</text:p>
          </table:table-cell>
          <table:table-cell table:formula="of:= ROUND((([.D2]*100)/[.C2]); 1)" office:value-type="float" office:value="95.6" calcext:value-type="float">
            <text:p>95.6</text:p>
          </table:table-cell>
          <table:table-cell table:formula="of:=[$'raw-values'.E9]" office:value-type="float" office:value="68419.578" calcext:value-type="float">
            <text:p>68419.578</text:p>
          </table:table-cell>
          <table:table-cell table:formula="of:= ROUND((([.F2]*100)/[.C2]); 1)" office:value-type="float" office:value="93.2" calcext:value-type="float">
            <text:p>93.2</text:p>
          </table:table-cell>
          <table:table-cell table:formula="of:=[$'raw-values'.F9]" office:value-type="float" office:value="71286.308" calcext:value-type="float">
            <text:p>71286.308</text:p>
          </table:table-cell>
          <table:table-cell table:formula="of:= ROUND((([.H2]*100)/[.C2]); 1)" office:value-type="float" office:value="97.1" calcext:value-type="float">
            <text:p>97.1</text:p>
          </table:table-cell>
        </table:table-row>
        <table:table-row table:style-name="ro1">
          <table:table-cell table:formula="of:=[$'raw-values'.A10]" office:value-type="string" office:string-value="-XX:+UseParallelGC" calcext:value-type="string">
            <text:p>-XX:+UseParallelGC</text:p>
          </table:table-cell>
          <table:table-cell table:formula="of:=[$'raw-values'.B$1:.B$1048576]" office:value-type="float" office:value="1024" calcext:value-type="float">
            <text:p>1024</text:p>
          </table:table-cell>
          <table:table-cell table:formula="of:=[$'raw-values'.C10]" office:value-type="float" office:value="79325.632" calcext:value-type="float">
            <text:p>79325.632</text:p>
          </table:table-cell>
          <table:table-cell table:formula="of:=[$'raw-values'.D10]" office:value-type="float" office:value="71731.48" calcext:value-type="float">
            <text:p>71731.48</text:p>
          </table:table-cell>
          <table:table-cell table:formula="of:= ROUND((([.D3]*100)/[.C3]); 1)" office:value-type="float" office:value="90.4" calcext:value-type="float">
            <text:p>90.4</text:p>
          </table:table-cell>
          <table:table-cell table:formula="of:=[$'raw-values'.E10]" office:value-type="float" office:value="69940.466" calcext:value-type="float">
            <text:p>69940.466</text:p>
          </table:table-cell>
          <table:table-cell table:formula="of:= ROUND((([.F3]*100)/[.C3]); 1)" office:value-type="float" office:value="88.2" calcext:value-type="float">
            <text:p>88.2</text:p>
          </table:table-cell>
          <table:table-cell table:formula="of:=[$'raw-values'.F10]" office:value-type="float" office:value="72054.26" calcext:value-type="float">
            <text:p>72054.26</text:p>
          </table:table-cell>
          <table:table-cell table:formula="of:= ROUND((([.H3]*100)/[.C3]); 1)" office:value-type="float" office:value="90.8" calcext:value-type="float">
            <text:p>90.8</text:p>
          </table:table-cell>
        </table:table-row>
        <table:table-row table:style-name="ro1">
          <table:table-cell table:formula="of:=[$'raw-values'.A11]" office:value-type="string" office:string-value="-XX:+UseParallelGC" calcext:value-type="string">
            <text:p>-XX:+UseParallelGC</text:p>
          </table:table-cell>
          <table:table-cell table:formula="of:=[$'raw-values'.B$1:.B$1048576]" office:value-type="float" office:value="2048" calcext:value-type="float">
            <text:p>2048</text:p>
          </table:table-cell>
          <table:table-cell table:formula="of:=[$'raw-values'.C11]" office:value-type="float" office:value="81937.121" calcext:value-type="float">
            <text:p>81937.121</text:p>
          </table:table-cell>
          <table:table-cell table:formula="of:=[$'raw-values'.D11]" office:value-type="float" office:value="79469.117" calcext:value-type="float">
            <text:p>79469.117</text:p>
          </table:table-cell>
          <table:table-cell table:formula="of:= ROUND((([.D4]*100)/[.C4]); 1)" office:value-type="float" office:value="97" calcext:value-type="float">
            <text:p>97</text:p>
          </table:table-cell>
          <table:table-cell table:formula="of:=[$'raw-values'.E11]" office:value-type="float" office:value="80219.864" calcext:value-type="float">
            <text:p>80219.864</text:p>
          </table:table-cell>
          <table:table-cell table:formula="of:= ROUND((([.F4]*100)/[.C4]); 1)" office:value-type="float" office:value="97.9" calcext:value-type="float">
            <text:p>97.9</text:p>
          </table:table-cell>
          <table:table-cell table:formula="of:=[$'raw-values'.F11]" office:value-type="float" office:value="79483.362" calcext:value-type="float">
            <text:p>79483.362</text:p>
          </table:table-cell>
          <table:table-cell table:formula="of:= ROUND((([.H4]*100)/[.C4]); 1)" office:value-type="float" office:value="97" calcext:value-type="float">
            <text:p>97</text:p>
          </table:table-cell>
        </table:table-row>
        <table:table-row table:style-name="ro1">
          <table:table-cell table:formula="of:=[$'raw-values'.A12]" office:value-type="string" office:string-value="-XX:+UseParallelGC" calcext:value-type="string">
            <text:p>-XX:+UseParallelGC</text:p>
          </table:table-cell>
          <table:table-cell table:formula="of:=[$'raw-values'.B$1:.B$1048576]" office:value-type="float" office:value="4096" calcext:value-type="float">
            <text:p>4096</text:p>
          </table:table-cell>
          <table:table-cell table:formula="of:=[$'raw-values'.C12]" office:value-type="float" office:value="87157.505" calcext:value-type="float">
            <text:p>87157.505</text:p>
          </table:table-cell>
          <table:table-cell table:formula="of:=[$'raw-values'.D12]" office:value-type="float" office:value="95998.368" calcext:value-type="float">
            <text:p>95998.368</text:p>
          </table:table-cell>
          <table:table-cell table:formula="of:= ROUND((([.D5]*100)/[.C5]); 1)" office:value-type="float" office:value="110.1" calcext:value-type="float">
            <text:p>110.1</text:p>
          </table:table-cell>
          <table:table-cell table:formula="of:=[$'raw-values'.E12]" office:value-type="float" office:value="95884.718" calcext:value-type="float">
            <text:p>95884.718</text:p>
          </table:table-cell>
          <table:table-cell table:formula="of:= ROUND((([.F5]*100)/[.C5]); 1)" office:value-type="float" office:value="110" calcext:value-type="float">
            <text:p>110</text:p>
          </table:table-cell>
          <table:table-cell table:formula="of:=[$'raw-values'.F12]" office:value-type="float" office:value="97202.697" calcext:value-type="float">
            <text:p>97202.697</text:p>
          </table:table-cell>
          <table:table-cell table:formula="of:= ROUND((([.H5]*100)/[.C5]); 1)" office:value-type="float" office:value="111.5" calcext:value-type="float">
            <text:p>111.5</text:p>
          </table:table-cell>
        </table:table-row>
        <table:table-row table:style-name="ro1">
          <table:table-cell table:formula="of:=[$'raw-values'.A13]" office:value-type="string" office:string-value="-XX:+UseParallelGC" calcext:value-type="string">
            <text:p>-XX:+UseParallelGC</text:p>
          </table:table-cell>
          <table:table-cell table:formula="of:=[$'raw-values'.B$1:.B$1048576]" office:value-type="float" office:value="8192" calcext:value-type="float">
            <text:p>8192</text:p>
          </table:table-cell>
          <table:table-cell table:formula="of:=[$'raw-values'.C13]" office:value-type="float" office:value="92700.211" calcext:value-type="float">
            <text:p>92700.211</text:p>
          </table:table-cell>
          <table:table-cell table:formula="of:=[$'raw-values'.D13]" office:value-type="float" office:value="89075.287" calcext:value-type="float">
            <text:p>89075.287</text:p>
          </table:table-cell>
          <table:table-cell table:formula="of:= ROUND((([.D6]*100)/[.C6]); 1)" office:value-type="float" office:value="96.1" calcext:value-type="float">
            <text:p>96.1</text:p>
          </table:table-cell>
          <table:table-cell table:formula="of:=[$'raw-values'.E13]" office:value-type="float" office:value="91109.912" calcext:value-type="float">
            <text:p>91109.912</text:p>
          </table:table-cell>
          <table:table-cell table:formula="of:= ROUND((([.F6]*100)/[.C6]); 1)" office:value-type="float" office:value="98.3" calcext:value-type="float">
            <text:p>98.3</text:p>
          </table:table-cell>
          <table:table-cell table:formula="of:=[$'raw-values'.F13]" office:value-type="float" office:value="90748.738" calcext:value-type="float">
            <text:p>90748.738</text:p>
          </table:table-cell>
          <table:table-cell table:formula="of:= ROUND((([.H6]*100)/[.C6]); 1)" office:value-type="float" office:value="97.9" calcext:value-type="float">
            <text:p>97.9</text:p>
          </table:table-cell>
        </table:table-row>
        <table:table-row table:style-name="ro1">
          <table:table-cell table:formula="of:=[$'raw-values'.A14]" office:value-type="string" office:string-value="-XX:+UseParallelGC" calcext:value-type="string">
            <text:p>-XX:+UseParallelGC</text:p>
          </table:table-cell>
          <table:table-cell table:formula="of:=[$'raw-values'.B$1:.B$1048576]" office:value-type="float" office:value="16384" calcext:value-type="float">
            <text:p>16384</text:p>
          </table:table-cell>
          <table:table-cell table:formula="of:=[$'raw-values'.C14]" office:value-type="float" office:value="80795.022" calcext:value-type="float">
            <text:p>80795.022</text:p>
          </table:table-cell>
          <table:table-cell table:formula="of:=[$'raw-values'.D14]" office:value-type="float" office:value="64268.767" calcext:value-type="float">
            <text:p>64268.767</text:p>
          </table:table-cell>
          <table:table-cell table:formula="of:= ROUND((([.D7]*100)/[.C7]); 1)" office:value-type="float" office:value="79.5" calcext:value-type="float">
            <text:p>79.5</text:p>
          </table:table-cell>
          <table:table-cell table:formula="of:=[$'raw-values'.E14]" office:value-type="float" office:value="71192.821" calcext:value-type="float">
            <text:p>71192.821</text:p>
          </table:table-cell>
          <table:table-cell table:formula="of:= ROUND((([.F7]*100)/[.C7]); 1)" office:value-type="float" office:value="88.1" calcext:value-type="float">
            <text:p>88.1</text:p>
          </table:table-cell>
          <table:table-cell table:formula="of:=[$'raw-values'.F14]" office:value-type="float" office:value="66658.3" calcext:value-type="float">
            <text:p>66658.3</text:p>
          </table:table-cell>
          <table:table-cell table:formula="of:= ROUND((([.H7]*100)/[.C7]); 1)" office:value-type="float" office:value="82.5" calcext:value-type="float">
            <text:p>82.5</text:p>
          </table:table-cell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erialGC" table:style-name="ta1">
        <table:shapes>
          <draw:frame draw:z-index="0" draw:name="G1GC, Pause times vs 22-bit CP, Percent (lower is better)_1" draw:style-name="gr1" draw:text-style-name="P1" svg:width="8.1638in" svg:height="5.2283in" svg:x="0.8209in" svg:y="3.0122in">
            <draw:object draw:notify-on-update-of-ranges="SerialGC.B2:SerialGC.B8 SerialGC.E1:SerialGC.E1 SerialGC.E2:SerialGC.E8 SerialGC.G1:SerialGC.G1 SerialGC.G2:SerialGC.G8 SerialGC.I1:SerialGC.I1 SerialGC.I2:SerialGC.I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9.0654in" svg:height="5.074in" svg:x="9.8488in" svg:y="3.0303in">
            <draw:object draw:notify-on-update-of-ranges="SerialGC.B2:SerialGC.B8 SerialGC.C1:SerialGC.C1 SerialGC.C2:SerialGC.C8 SerialGC.D1:SerialGC.D1 SerialGC.D2:SerialGC.D8 SerialGC.F1:SerialGC.F1 SerialGC.F2:SerialGC.F8 SerialGC.H1:SerialGC.H1 SerialGC.H2:SerialGC.H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row table:style-name="ro1">
          <table:table-cell table:formula="of:=[$'raw-values'.A1]" office:value-type="string" office:string-value="GC" calcext:value-type="string">
            <text:p>GC</text:p>
          </table:table-cell>
          <table:table-cell table:formula="of:=[$'raw-values'.B$1:.B$1048576]" office:value-type="string" office:string-value="Classes" calcext:value-type="string">
            <text:p>Classes</text:p>
          </table:table-cell>
          <table:table-cell table:formula="of:=[$'raw-values'.C1]" office:value-type="string" office:string-value="22-bit flat" calcext:value-type="string">
            <text:p>22-bit flat</text:p>
          </table:table-cell>
          <table:table-cell table:formula="of:=[$'raw-values'.D1]" office:value-type="string" office:string-value="26-bit" calcext:value-type="string">
            <text:p>26-bit</text:p>
          </table:table-cell>
          <table:table-cell table:formula="of:=[$'raw-values'.D1]" office:value-type="string" office:string-value="26-bit" calcext:value-type="string">
            <text:p>26-bit</text:p>
          </table:table-cell>
          <table:table-cell table:formula="of:=[$'raw-values'.E1]" office:value-type="string" office:string-value="22-bit, Pointertable" calcext:value-type="string">
            <text:p>22-bit, Pointertable</text:p>
          </table:table-cell>
          <table:table-cell table:formula="of:=[$'raw-values'.E1]" office:value-type="string" office:string-value="22-bit, Pointertable" calcext:value-type="string">
            <text:p>22-bit, Pointertable</text:p>
          </table:table-cell>
          <table:table-cell table:formula="of:=[$'raw-values'.F1]" office:value-type="string" office:string-value="22-bit, vary cachelines" calcext:value-type="string">
            <text:p>22-bit, vary cachelines</text:p>
          </table:table-cell>
          <table:table-cell table:formula="of:=[$'raw-values'.F1]" office:value-type="string" office:string-value="22-bit, vary cachelines" calcext:value-type="string">
            <text:p>22-bit, vary cachelines</text:p>
          </table:table-cell>
        </table:table-row>
        <table:table-row table:style-name="ro1">
          <table:table-cell table:formula="of:=[$'raw-values'.A16]" office:value-type="string" office:string-value="-XX:+UseSerialGC" calcext:value-type="string">
            <text:p>-XX:+UseSerialGC</text:p>
          </table:table-cell>
          <table:table-cell table:formula="of:=[$'raw-values'.B$1:.B$1048576]" office:value-type="float" office:value="512" calcext:value-type="float">
            <text:p>512</text:p>
          </table:table-cell>
          <table:table-cell table:formula="of:=[$'raw-values'.C16]" office:value-type="float" office:value="224770.421" calcext:value-type="float">
            <text:p>224770.421</text:p>
          </table:table-cell>
          <table:table-cell table:formula="of:=[$'raw-values'.D16]" office:value-type="float" office:value="192948.898" calcext:value-type="float">
            <text:p>192948.898</text:p>
          </table:table-cell>
          <table:table-cell table:formula="of:= ROUND((([.D2]*100)/[.C2]); 1)" office:value-type="float" office:value="85.8" calcext:value-type="float">
            <text:p>85.8</text:p>
          </table:table-cell>
          <table:table-cell table:formula="of:=[$'raw-values'.E16]" office:value-type="float" office:value="220203.445" calcext:value-type="float">
            <text:p>220203.445</text:p>
          </table:table-cell>
          <table:table-cell table:formula="of:= ROUND((([.F2]*100)/[.C2]); 1)" office:value-type="float" office:value="98" calcext:value-type="float">
            <text:p>98</text:p>
          </table:table-cell>
          <table:table-cell table:formula="of:=[$'raw-values'.F16]" office:value-type="float" office:value="207094.661" calcext:value-type="float">
            <text:p>207094.661</text:p>
          </table:table-cell>
          <table:table-cell table:formula="of:= ROUND((([.H2]*100)/[.C2]); 1)" office:value-type="float" office:value="92.1" calcext:value-type="float">
            <text:p>92.1</text:p>
          </table:table-cell>
        </table:table-row>
        <table:table-row table:style-name="ro1">
          <table:table-cell table:formula="of:=[$'raw-values'.A17]" office:value-type="string" office:string-value="-XX:+UseSerialGC" calcext:value-type="string">
            <text:p>-XX:+UseSerialGC</text:p>
          </table:table-cell>
          <table:table-cell table:formula="of:=[$'raw-values'.B$1:.B$1048576]" office:value-type="float" office:value="1024" calcext:value-type="float">
            <text:p>1024</text:p>
          </table:table-cell>
          <table:table-cell table:formula="of:=[$'raw-values'.C17]" office:value-type="float" office:value="287049.657" calcext:value-type="float">
            <text:p>287049.657</text:p>
          </table:table-cell>
          <table:table-cell table:formula="of:=[$'raw-values'.D17]" office:value-type="float" office:value="205194.804" calcext:value-type="float">
            <text:p>205194.804</text:p>
          </table:table-cell>
          <table:table-cell table:formula="of:= ROUND((([.D3]*100)/[.C3]); 1)" office:value-type="float" office:value="71.5" calcext:value-type="float">
            <text:p>71.5</text:p>
          </table:table-cell>
          <table:table-cell table:formula="of:=[$'raw-values'.E17]" office:value-type="float" office:value="239833.77" calcext:value-type="float">
            <text:p>239833.77</text:p>
          </table:table-cell>
          <table:table-cell table:formula="of:= ROUND((([.F3]*100)/[.C3]); 1)" office:value-type="float" office:value="83.6" calcext:value-type="float">
            <text:p>83.6</text:p>
          </table:table-cell>
          <table:table-cell table:formula="of:=[$'raw-values'.F17]" office:value-type="float" office:value="224384.579" calcext:value-type="float">
            <text:p>224384.579</text:p>
          </table:table-cell>
          <table:table-cell table:formula="of:= ROUND((([.H3]*100)/[.C3]); 1)" office:value-type="float" office:value="78.2" calcext:value-type="float">
            <text:p>78.2</text:p>
          </table:table-cell>
        </table:table-row>
        <table:table-row table:style-name="ro1">
          <table:table-cell table:formula="of:=[$'raw-values'.A18]" office:value-type="string" office:string-value="-XX:+UseSerialGC" calcext:value-type="string">
            <text:p>-XX:+UseSerialGC</text:p>
          </table:table-cell>
          <table:table-cell table:formula="of:=[$'raw-values'.B$1:.B$1048576]" office:value-type="float" office:value="2048" calcext:value-type="float">
            <text:p>2048</text:p>
          </table:table-cell>
          <table:table-cell table:formula="of:=[$'raw-values'.C18]" office:value-type="float" office:value="333606" calcext:value-type="float">
            <text:p>333606</text:p>
          </table:table-cell>
          <table:table-cell table:formula="of:=[$'raw-values'.D18]" office:value-type="float" office:value="256101.051" calcext:value-type="float">
            <text:p>256101.051</text:p>
          </table:table-cell>
          <table:table-cell table:formula="of:= ROUND((([.D4]*100)/[.C4]); 1)" office:value-type="float" office:value="76.8" calcext:value-type="float">
            <text:p>76.8</text:p>
          </table:table-cell>
          <table:table-cell table:formula="of:=[$'raw-values'.E18]" office:value-type="float" office:value="292740.716" calcext:value-type="float">
            <text:p>292740.716</text:p>
          </table:table-cell>
          <table:table-cell table:formula="of:= ROUND((([.F4]*100)/[.C4]); 1)" office:value-type="float" office:value="87.8" calcext:value-type="float">
            <text:p>87.8</text:p>
          </table:table-cell>
          <table:table-cell table:formula="of:=[$'raw-values'.F18]" office:value-type="float" office:value="245923.639" calcext:value-type="float">
            <text:p>245923.639</text:p>
          </table:table-cell>
          <table:table-cell table:formula="of:= ROUND((([.H4]*100)/[.C4]); 1)" office:value-type="float" office:value="73.7" calcext:value-type="float">
            <text:p>73.7</text:p>
          </table:table-cell>
        </table:table-row>
        <table:table-row table:style-name="ro1">
          <table:table-cell table:formula="of:=[$'raw-values'.A19]" office:value-type="string" office:string-value="-XX:+UseSerialGC" calcext:value-type="string">
            <text:p>-XX:+UseSerialGC</text:p>
          </table:table-cell>
          <table:table-cell table:formula="of:=[$'raw-values'.B$1:.B$1048576]" office:value-type="float" office:value="4096" calcext:value-type="float">
            <text:p>4096</text:p>
          </table:table-cell>
          <table:table-cell table:formula="of:=[$'raw-values'.C19]" office:value-type="float" office:value="345566.561" calcext:value-type="float">
            <text:p>345566.561</text:p>
          </table:table-cell>
          <table:table-cell table:formula="of:=[$'raw-values'.D19]" office:value-type="float" office:value="287774.416" calcext:value-type="float">
            <text:p>287774.416</text:p>
          </table:table-cell>
          <table:table-cell table:formula="of:= ROUND((([.D5]*100)/[.C5]); 1)" office:value-type="float" office:value="83.3" calcext:value-type="float">
            <text:p>83.3</text:p>
          </table:table-cell>
          <table:table-cell table:formula="of:=[$'raw-values'.E19]" office:value-type="float" office:value="344342.149" calcext:value-type="float">
            <text:p>344342.149</text:p>
          </table:table-cell>
          <table:table-cell table:formula="of:= ROUND((([.F5]*100)/[.C5]); 1)" office:value-type="float" office:value="99.6" calcext:value-type="float">
            <text:p>99.6</text:p>
          </table:table-cell>
          <table:table-cell table:formula="of:=[$'raw-values'.F19]" office:value-type="float" office:value="290836.485" calcext:value-type="float">
            <text:p>290836.485</text:p>
          </table:table-cell>
          <table:table-cell table:formula="of:= ROUND((([.H5]*100)/[.C5]); 1)" office:value-type="float" office:value="84.2" calcext:value-type="float">
            <text:p>84.2</text:p>
          </table:table-cell>
        </table:table-row>
        <table:table-row table:style-name="ro1">
          <table:table-cell table:formula="of:=[$'raw-values'.A20]" office:value-type="string" office:string-value="-XX:+UseSerialGC" calcext:value-type="string">
            <text:p>-XX:+UseSerialGC</text:p>
          </table:table-cell>
          <table:table-cell table:formula="of:=[$'raw-values'.B$1:.B$1048576]" office:value-type="float" office:value="8192" calcext:value-type="float">
            <text:p>8192</text:p>
          </table:table-cell>
          <table:table-cell table:formula="of:=[$'raw-values'.C20]" office:value-type="float" office:value="361115.687" calcext:value-type="float">
            <text:p>361115.687</text:p>
          </table:table-cell>
          <table:table-cell table:formula="of:=[$'raw-values'.D20]" office:value-type="float" office:value="319336.259" calcext:value-type="float">
            <text:p>319336.259</text:p>
          </table:table-cell>
          <table:table-cell table:formula="of:= ROUND((([.D6]*100)/[.C6]); 1)" office:value-type="float" office:value="88.4" calcext:value-type="float">
            <text:p>88.4</text:p>
          </table:table-cell>
          <table:table-cell table:formula="of:=[$'raw-values'.E20]" office:value-type="float" office:value="395820.971" calcext:value-type="float">
            <text:p>395820.971</text:p>
          </table:table-cell>
          <table:table-cell table:formula="of:= ROUND((([.F6]*100)/[.C6]); 1)" office:value-type="float" office:value="109.6" calcext:value-type="float">
            <text:p>109.6</text:p>
          </table:table-cell>
          <table:table-cell table:formula="of:=[$'raw-values'.F20]" office:value-type="float" office:value="330869.911" calcext:value-type="float">
            <text:p>330869.911</text:p>
          </table:table-cell>
          <table:table-cell table:formula="of:= ROUND((([.H6]*100)/[.C6]); 1)" office:value-type="float" office:value="91.6" calcext:value-type="float">
            <text:p>91.6</text:p>
          </table:table-cell>
        </table:table-row>
        <table:table-row table:style-name="ro1">
          <table:table-cell table:formula="of:=[$'raw-values'.A21]" office:value-type="string" office:string-value="-XX:+UseSerialGC" calcext:value-type="string">
            <text:p>-XX:+UseSerialGC</text:p>
          </table:table-cell>
          <table:table-cell table:formula="of:=[$'raw-values'.B$1:.B$1048576]" office:value-type="float" office:value="16384" calcext:value-type="float">
            <text:p>16384</text:p>
          </table:table-cell>
          <table:table-cell table:formula="of:=[$'raw-values'.C21]" office:value-type="float" office:value="538330.376" calcext:value-type="float">
            <text:p>538330.376</text:p>
          </table:table-cell>
          <table:table-cell table:formula="of:=[$'raw-values'.D21]" office:value-type="float" office:value="356938.012" calcext:value-type="float">
            <text:p>356938.012</text:p>
          </table:table-cell>
          <table:table-cell table:formula="of:= ROUND((([.D7]*100)/[.C7]); 1)" office:value-type="float" office:value="66.3" calcext:value-type="float">
            <text:p>66.3</text:p>
          </table:table-cell>
          <table:table-cell table:formula="of:=[$'raw-values'.E21]" office:value-type="float" office:value="530480.508" calcext:value-type="float">
            <text:p>530480.508</text:p>
          </table:table-cell>
          <table:table-cell table:formula="of:= ROUND((([.F7]*100)/[.C7]); 1)" office:value-type="float" office:value="98.5" calcext:value-type="float">
            <text:p>98.5</text:p>
          </table:table-cell>
          <table:table-cell table:formula="of:=[$'raw-values'.F21]" office:value-type="float" office:value="403659.281" calcext:value-type="float">
            <text:p>403659.281</text:p>
          </table:table-cell>
          <table:table-cell table:formula="of:= ROUND((([.H7]*100)/[.C7]); 1)" office:value-type="float" office:value="75" calcext:value-type="float">
            <text:p>75</text:p>
          </table:table-cell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08:10:32.905979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7T07:38:30.119841970</meta:creation-date>
    <meta:editing-duration>PT12M21S</meta:editing-duration>
    <meta:editing-cycles>3</meta:editing-cycles>
    <meta:generator>LibreOffice/6.4.7.2$Linux_X86_64 LibreOffice_project/40$Build-2</meta:generator>
    <dc:date>2024-05-17T08:16:06.798162807</dc:date>
    <meta:document-statistic meta:table-count="4" meta:cell-count="321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37cm" svg:height="13.281cm" xlink:href=".." xlink:type="simple" chart:class="chart:line" chart:style-name="ch1">
        <chart:title svg:x="1.752cm" svg:y="0.401cm" chart:style-name="ch2">
          <text:p>G1GC, GC pause times, Mitigation stategies vs 22-bit-flat as baseline (lower is better)</text:p>
        </chart:title>
        <chart:legend chart:legend-position="end" svg:x="15.979cm" svg:y="0.59cm" style:legend-expansion="custom" chartooo:width="4.571cm" chartooo:height="4.349cm" style:legend-expansion-aspect-ratio="1.05104621752127" chart:style-name="ch3"/>
        <chart:plot-area chart:style-name="ch4" table:cell-range-address="G1GC.B2:G1GC.B8 G1GC.E1:G1GC.E8 G1GC.G1:G1GC.G8 G1GC.I1:G1GC.I8" chart:data-source-has-labels="both" svg:x="0.484cm" svg:y="1.232cm" svg:width="14.971cm" svg:height="11.394cm">
          <chartooo:coordinate-region svg:x="1.291cm" svg:y="1.431cm" svg:width="14.164cm" svg:height="10.548cm"/>
          <chart:axis chart:dimension="x" chart:name="primary-x" chart:style-name="ch5" chartooo:axis-type="auto">
            <chartooo:date-scale/>
            <chart:title svg:x="6.536cm" svg:y="12.721cm" chart:style-name="ch6">
              <text:p>Number of Classes</text:p>
            </chart:title>
            <chart:categories table:cell-range-address="G1GC.B2:G1GC.B8"/>
          </chart:axis>
          <chart:axis chart:dimension="y" chart:name="primary-y" chart:style-name="ch5">
            <chart:title svg:x="0cm" svg:y="7.542cm" chart:style-name="ch7">
              <text:p>Percent</text:p>
            </chart:title>
            <chart:grid chart:style-name="ch8" chart:class="major"/>
          </chart:axis>
          <chart:series chart:style-name="ch9" chart:values-cell-range-address="G1GC.E2:G1GC.E8" chart:label-cell-address="G1GC.E1:G1GC.E1" chart:class="chart:line">
            <chart:data-point chart:repeated="7"/>
          </chart:series>
          <chart:series chart:style-name="ch10" chart:values-cell-range-address="G1GC.G2:G1GC.G8" chart:label-cell-address="G1GC.G1:G1GC.G1" chart:class="chart:line">
            <chart:data-point chart:repeated="7"/>
          </chart:series>
          <chart:series chart:style-name="ch11" chart:values-cell-range-address="G1GC.I2:G1GC.I8" chart:label-cell-address="G1GC.I1:G1GC.I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6-bit CP, percent</text:p>
                <draw:g>
                  <svg:desc>G1GC.E1:G1GC.E1</svg:desc>
                </draw:g>
              </table:table-cell>
              <table:table-cell office:value-type="string">
                <text:p>22-bit, Pointer Table, percent</text:p>
                <draw:g>
                  <svg:desc>G1GC.G1:G1GC.G1</svg:desc>
                </draw:g>
              </table:table-cell>
              <table:table-cell office:value-type="string">
                <text:p>22-bit, uneven Alignment, percent</text:p>
                <draw:g>
                  <svg:desc>G1GC.I1:G1GC.I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G1GC.B2:G1GC.B8</svg:desc>
                </draw:g>
              </table:table-cell>
              <table:table-cell office:value-type="float" office:value="88.9">
                <text:p>88.9</text:p>
                <draw:g>
                  <svg:desc>G1GC.E2:G1GC.E8</svg:desc>
                </draw:g>
              </table:table-cell>
              <table:table-cell office:value-type="float" office:value="87.4">
                <text:p>87.4</text:p>
                <draw:g>
                  <svg:desc>G1GC.G2:G1GC.G8</svg:desc>
                </draw:g>
              </table:table-cell>
              <table:table-cell office:value-type="float" office:value="89.4">
                <text:p>89.4</text:p>
                <draw:g>
                  <svg:desc>G1GC.I2:G1GC.I8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5.5">
                <text:p>75.5</text:p>
              </table:table-cell>
              <table:table-cell office:value-type="float" office:value="75.3">
                <text:p>75.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79.3">
                <text:p>79.3</text:p>
              </table:table-cell>
              <table:table-cell office:value-type="float" office:value="81.8">
                <text:p>81.8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85.4">
                <text:p>85.4</text:p>
              </table:table-cell>
              <table:table-cell office:value-type="float" office:value="89.6">
                <text:p>89.6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9.4">
                <text:p>89.4</text:p>
              </table:table-cell>
              <table:table-cell office:value-type="float" office:value="102.7">
                <text:p>102.7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71.8">
                <text:p>71.8</text:p>
              </table:table-cell>
              <table:table-cell office:value-type="float" office:value="99.1">
                <text:p>99.1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7cm" svg:height="12.889cm" xlink:href=".." xlink:type="simple" chart:class="chart:line" chart:style-name="ch1">
        <chart:title svg:x="6.323cm" svg:y="0.393cm" chart:style-name="ch2">
          <text:p>SerialGC, GC pause times, absolut (lower is better)</text:p>
        </chart:title>
        <chart:legend chart:legend-position="end" svg:x="18.217cm" svg:y="5.398cm" style:legend-expansion="high" chart:style-name="ch3"/>
        <chart:plot-area chart:style-name="ch4" table:cell-range-address="SerialGC.B2:SerialGC.D8 SerialGC.C1:SerialGC.D1 SerialGC.F1:SerialGC.F8 SerialGC.H1:SerialGC.H8" chart:data-source-has-labels="both" svg:x="1.471cm" svg:y="1.429cm" svg:width="16.286cm" svg:height="10.222cm">
          <chartooo:coordinate-region svg:x="2.833cm" svg:y="1.628cm" svg:width="14.924cm" svg:height="9.376cm"/>
          <chart:axis chart:dimension="x" chart:name="primary-x" chart:style-name="ch5" chartooo:axis-type="auto">
            <chartooo:date-scale/>
            <chart:title svg:x="8.181cm" svg:y="11.908cm" chart:style-name="ch6">
              <text:p>Number of Classes</text:p>
            </chart:title>
            <chart:categories table:cell-range-address="SerialGC.B2:SerialGC.B8"/>
          </chart:axis>
          <chart:axis chart:dimension="y" chart:name="primary-y" chart:style-name="ch5">
            <chart:title svg:x="0.451cm" svg:y="8.992cm" chart:style-name="ch7">
              <text:p>Milliseconds (Sum, 100 Full GCs)</text:p>
            </chart:title>
            <chart:grid chart:style-name="ch8" chart:class="major"/>
          </chart:axis>
          <chart:series chart:style-name="ch9" chart:values-cell-range-address="SerialGC.C2:SerialGC.C8" chart:label-cell-address="SerialGC.C1:SerialGC.C1" chart:class="chart:line">
            <chart:data-point chart:repeated="7"/>
          </chart:series>
          <chart:series chart:style-name="ch10" chart:values-cell-range-address="SerialGC.D2:SerialGC.D8" chart:label-cell-address="SerialGC.D1:SerialGC.D1" chart:class="chart:line">
            <chart:data-point chart:repeated="7"/>
          </chart:series>
          <chart:series chart:style-name="ch11" chart:values-cell-range-address="SerialGC.F2:SerialGC.F8" chart:label-cell-address="SerialGC.F1:SerialGC.F1" chart:class="chart:line">
            <chart:data-point chart:repeated="7"/>
          </chart:series>
          <chart:series chart:style-name="ch12" chart:values-cell-range-address="SerialGC.H2:SerialGC.H8" chart:label-cell-address="SerialGC.H1:SerialGC.H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-bit flat</text:p>
                <draw:g>
                  <svg:desc>SerialGC.C1:SerialGC.C1</svg:desc>
                </draw:g>
              </table:table-cell>
              <table:table-cell office:value-type="string">
                <text:p>26-bit</text:p>
                <draw:g>
                  <svg:desc>SerialGC.D1:SerialGC.D1</svg:desc>
                </draw:g>
              </table:table-cell>
              <table:table-cell office:value-type="string">
                <text:p>22-bit, Pointertable</text:p>
                <draw:g>
                  <svg:desc>SerialGC.F1:SerialGC.F1</svg:desc>
                </draw:g>
              </table:table-cell>
              <table:table-cell office:value-type="string">
                <text:p>22-bit, vary cachelines</text:p>
                <draw:g>
                  <svg:desc>SerialGC.H1:SerialGC.H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SerialGC.B2:SerialGC.B8</svg:desc>
                </draw:g>
              </table:table-cell>
              <table:table-cell office:value-type="float" office:value="224770.421">
                <text:p>224770.421</text:p>
                <draw:g>
                  <svg:desc>SerialGC.C2:SerialGC.C8</svg:desc>
                </draw:g>
              </table:table-cell>
              <table:table-cell office:value-type="float" office:value="192948.898">
                <text:p>192948.898</text:p>
                <draw:g>
                  <svg:desc>SerialGC.D2:SerialGC.D8</svg:desc>
                </draw:g>
              </table:table-cell>
              <table:table-cell office:value-type="float" office:value="220203.445">
                <text:p>220203.445</text:p>
                <draw:g>
                  <svg:desc>SerialGC.F2:SerialGC.F8</svg:desc>
                </draw:g>
              </table:table-cell>
              <table:table-cell office:value-type="float" office:value="207094.661">
                <text:p>207094.661</text:p>
                <draw:g>
                  <svg:desc>SerialGC.H2:SerialGC.H8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87049.657">
                <text:p>287049.657</text:p>
              </table:table-cell>
              <table:table-cell office:value-type="float" office:value="205194.804">
                <text:p>205194.804</text:p>
              </table:table-cell>
              <table:table-cell office:value-type="float" office:value="239833.77">
                <text:p>239833.77</text:p>
              </table:table-cell>
              <table:table-cell office:value-type="float" office:value="224384.579">
                <text:p>224384.57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33606">
                <text:p>333606</text:p>
              </table:table-cell>
              <table:table-cell office:value-type="float" office:value="256101.051">
                <text:p>256101.051</text:p>
              </table:table-cell>
              <table:table-cell office:value-type="float" office:value="292740.716">
                <text:p>292740.716</text:p>
              </table:table-cell>
              <table:table-cell office:value-type="float" office:value="245923.639">
                <text:p>245923.63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45566.561">
                <text:p>345566.561</text:p>
              </table:table-cell>
              <table:table-cell office:value-type="float" office:value="287774.416">
                <text:p>287774.416</text:p>
              </table:table-cell>
              <table:table-cell office:value-type="float" office:value="344342.149">
                <text:p>344342.149</text:p>
              </table:table-cell>
              <table:table-cell office:value-type="float" office:value="290836.485">
                <text:p>290836.48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61115.687">
                <text:p>361115.687</text:p>
              </table:table-cell>
              <table:table-cell office:value-type="float" office:value="319336.259">
                <text:p>319336.259</text:p>
              </table:table-cell>
              <table:table-cell office:value-type="float" office:value="395820.971">
                <text:p>395820.971</text:p>
              </table:table-cell>
              <table:table-cell office:value-type="float" office:value="330869.911">
                <text:p>330869.911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38330.376">
                <text:p>538330.376</text:p>
              </table:table-cell>
              <table:table-cell office:value-type="float" office:value="356938.012">
                <text:p>356938.012</text:p>
              </table:table-cell>
              <table:table-cell office:value-type="float" office:value="530480.508">
                <text:p>530480.508</text:p>
              </table:table-cell>
              <table:table-cell office:value-type="float" office:value="403659.281">
                <text:p>403659.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37cm" svg:height="13.281cm" xlink:href=".." xlink:type="simple" chart:class="chart:line" chart:style-name="ch1">
        <chart:title svg:x="1.474cm" svg:y="0.401cm" chart:style-name="ch2">
          <text:p>SerialGC, GC pause times, Mitigation stategies vs 22-bit-flat as baseline (lower is better)</text:p>
        </chart:title>
        <chart:legend chart:legend-position="end" svg:x="15.979cm" svg:y="0.59cm" style:legend-expansion="custom" chartooo:width="4.571cm" chartooo:height="4.349cm" style:legend-expansion-aspect-ratio="1.05104621752127" chart:style-name="ch3"/>
        <chart:plot-area chart:style-name="ch4" table:cell-range-address="SerialGC.B2:SerialGC.B8 SerialGC.E1:SerialGC.E8 SerialGC.G1:SerialGC.G8 SerialGC.I1:SerialGC.I8" chart:data-source-has-labels="both" svg:x="0.484cm" svg:y="1.232cm" svg:width="14.971cm" svg:height="11.394cm">
          <chartooo:coordinate-region svg:x="1.291cm" svg:y="1.431cm" svg:width="14.164cm" svg:height="10.548cm"/>
          <chart:axis chart:dimension="x" chart:name="primary-x" chart:style-name="ch5" chartooo:axis-type="auto">
            <chartooo:date-scale/>
            <chart:title svg:x="6.536cm" svg:y="12.721cm" chart:style-name="ch6">
              <text:p>Number of Classes</text:p>
            </chart:title>
            <chart:categories table:cell-range-address="SerialGC.B2:SerialGC.B8"/>
          </chart:axis>
          <chart:axis chart:dimension="y" chart:name="primary-y" chart:style-name="ch5">
            <chart:title svg:x="0cm" svg:y="7.542cm" chart:style-name="ch7">
              <text:p>Percent</text:p>
            </chart:title>
            <chart:grid chart:style-name="ch8" chart:class="major"/>
          </chart:axis>
          <chart:series chart:style-name="ch9" chart:values-cell-range-address="SerialGC.E2:SerialGC.E8" chart:label-cell-address="SerialGC.E1:SerialGC.E1" chart:class="chart:line">
            <chart:data-point chart:repeated="7"/>
          </chart:series>
          <chart:series chart:style-name="ch10" chart:values-cell-range-address="SerialGC.G2:SerialGC.G8" chart:label-cell-address="SerialGC.G1:SerialGC.G1" chart:class="chart:line">
            <chart:data-point chart:repeated="7"/>
          </chart:series>
          <chart:series chart:style-name="ch11" chart:values-cell-range-address="SerialGC.I2:SerialGC.I8" chart:label-cell-address="SerialGC.I1:SerialGC.I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6-bit</text:p>
                <draw:g>
                  <svg:desc>SerialGC.E1:SerialGC.E1</svg:desc>
                </draw:g>
              </table:table-cell>
              <table:table-cell office:value-type="string">
                <text:p>22-bit, Pointertable</text:p>
                <draw:g>
                  <svg:desc>SerialGC.G1:SerialGC.G1</svg:desc>
                </draw:g>
              </table:table-cell>
              <table:table-cell office:value-type="string">
                <text:p>22-bit, vary cachelines</text:p>
                <draw:g>
                  <svg:desc>SerialGC.I1:SerialGC.I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SerialGC.B2:SerialGC.B8</svg:desc>
                </draw:g>
              </table:table-cell>
              <table:table-cell office:value-type="float" office:value="85.8">
                <text:p>85.8</text:p>
                <draw:g>
                  <svg:desc>SerialGC.E2:SerialGC.E8</svg:desc>
                </draw:g>
              </table:table-cell>
              <table:table-cell office:value-type="float" office:value="98">
                <text:p>98</text:p>
                <draw:g>
                  <svg:desc>SerialGC.G2:SerialGC.G8</svg:desc>
                </draw:g>
              </table:table-cell>
              <table:table-cell office:value-type="float" office:value="92.1">
                <text:p>92.1</text:p>
                <draw:g>
                  <svg:desc>SerialGC.I2:SerialGC.I8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1.5">
                <text:p>71.5</text:p>
              </table:table-cell>
              <table:table-cell office:value-type="float" office:value="83.6">
                <text:p>83.6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76.8">
                <text:p>76.8</text:p>
              </table:table-cell>
              <table:table-cell office:value-type="float" office:value="87.8">
                <text:p>87.8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83.3">
                <text:p>83.3</text:p>
              </table:table-cell>
              <table:table-cell office:value-type="float" office:value="99.6">
                <text:p>99.6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8.4">
                <text:p>88.4</text:p>
              </table:table-cell>
              <table:table-cell office:value-type="float" office:value="109.6">
                <text:p>109.6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66.3">
                <text:p>66.3</text:p>
              </table:table-cell>
              <table:table-cell office:value-type="float" office:value="98.5">
                <text:p>98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37cm" svg:height="13.281cm" xlink:href=".." xlink:type="simple" chart:class="chart:line" chart:style-name="ch1">
        <chart:title svg:x="1.302cm" svg:y="0.401cm" chart:style-name="ch2">
          <text:p>ParallelGC, GC pause times, Mitigation stategies vs 22-bit-flat as baseline (lower is better)</text:p>
        </chart:title>
        <chart:legend chart:legend-position="end" svg:x="15.979cm" svg:y="0.59cm" style:legend-expansion="custom" chartooo:width="4.571cm" chartooo:height="4.349cm" style:legend-expansion-aspect-ratio="1.05104621752127" chart:style-name="ch3"/>
        <chart:plot-area chart:style-name="ch4" table:cell-range-address="ParallelGC.B2:ParallelGC.B8 ParallelGC.E1:ParallelGC.E8 ParallelGC.G1:ParallelGC.G8 ParallelGC.I1:ParallelGC.I8" chart:data-source-has-labels="both" svg:x="0.484cm" svg:y="1.232cm" svg:width="14.971cm" svg:height="11.394cm">
          <chartooo:coordinate-region svg:x="1.291cm" svg:y="1.431cm" svg:width="14.164cm" svg:height="10.548cm"/>
          <chart:axis chart:dimension="x" chart:name="primary-x" chart:style-name="ch5" chartooo:axis-type="auto">
            <chartooo:date-scale/>
            <chart:title svg:x="6.536cm" svg:y="12.721cm" chart:style-name="ch6">
              <text:p>Number of Classes</text:p>
            </chart:title>
            <chart:categories table:cell-range-address="ParallelGC.B2:ParallelGC.B8"/>
          </chart:axis>
          <chart:axis chart:dimension="y" chart:name="primary-y" chart:style-name="ch5">
            <chart:title svg:x="0cm" svg:y="7.542cm" chart:style-name="ch7">
              <text:p>Percent</text:p>
            </chart:title>
            <chart:grid chart:style-name="ch8" chart:class="major"/>
          </chart:axis>
          <chart:series chart:style-name="ch9" chart:values-cell-range-address="ParallelGC.E2:ParallelGC.E8" chart:label-cell-address="ParallelGC.E1:ParallelGC.E1" chart:class="chart:line">
            <chart:data-point chart:repeated="7"/>
          </chart:series>
          <chart:series chart:style-name="ch10" chart:values-cell-range-address="ParallelGC.G2:ParallelGC.G8" chart:label-cell-address="ParallelGC.G1:ParallelGC.G1" chart:class="chart:line">
            <chart:data-point chart:repeated="7"/>
          </chart:series>
          <chart:series chart:style-name="ch11" chart:values-cell-range-address="ParallelGC.I2:ParallelGC.I8" chart:label-cell-address="ParallelGC.I1:ParallelGC.I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6-bit CP</text:p>
                <draw:g>
                  <svg:desc>ParallelGC.E1:ParallelGC.E1</svg:desc>
                </draw:g>
              </table:table-cell>
              <table:table-cell office:value-type="string">
                <text:p>22-bit, Pointer Table</text:p>
                <draw:g>
                  <svg:desc>ParallelGC.G1:ParallelGC.G1</svg:desc>
                </draw:g>
              </table:table-cell>
              <table:table-cell office:value-type="string">
                <text:p>22-bit, uneven Alignment</text:p>
                <draw:g>
                  <svg:desc>ParallelGC.I1:ParallelGC.I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ParallelGC.B2:ParallelGC.B8</svg:desc>
                </draw:g>
              </table:table-cell>
              <table:table-cell office:value-type="float" office:value="95.6">
                <text:p>95.6</text:p>
                <draw:g>
                  <svg:desc>ParallelGC.E2:ParallelGC.E8</svg:desc>
                </draw:g>
              </table:table-cell>
              <table:table-cell office:value-type="float" office:value="93.2">
                <text:p>93.2</text:p>
                <draw:g>
                  <svg:desc>ParallelGC.G2:ParallelGC.G8</svg:desc>
                </draw:g>
              </table:table-cell>
              <table:table-cell office:value-type="float" office:value="97.1">
                <text:p>97.1</text:p>
                <draw:g>
                  <svg:desc>ParallelGC.I2:ParallelGC.I8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90.4">
                <text:p>90.4</text:p>
              </table:table-cell>
              <table:table-cell office:value-type="float" office:value="88.2">
                <text:p>88.2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97">
                <text:p>97</text:p>
              </table:table-cell>
              <table:table-cell office:value-type="float" office:value="97.9">
                <text:p>97.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10.1">
                <text:p>110.1</text:p>
              </table:table-cell>
              <table:table-cell office:value-type="float" office:value="110">
                <text:p>110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96.1">
                <text:p>96.1</text:p>
              </table:table-cell>
              <table:table-cell office:value-type="float" office:value="98.3">
                <text:p>98.3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79.5">
                <text:p>79.5</text:p>
              </table:table-cell>
              <table:table-cell office:value-type="float" office:value="88.1">
                <text:p>88.1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7cm" svg:height="12.889cm" xlink:href=".." xlink:type="simple" chart:class="chart:line" chart:style-name="ch1">
        <chart:title svg:x="6.151cm" svg:y="0.393cm" chart:style-name="ch2">
          <text:p>ParallelGC, GC pause times, absolut (lower is better)</text:p>
        </chart:title>
        <chart:legend chart:legend-position="end" svg:x="18.217cm" svg:y="5.398cm" style:legend-expansion="high" chart:style-name="ch3"/>
        <chart:plot-area chart:style-name="ch4" table:cell-range-address="ParallelGC.B2:ParallelGC.D8 ParallelGC.C1:ParallelGC.D1 ParallelGC.F1:ParallelGC.F8 ParallelGC.H1:ParallelGC.H8" chart:data-source-has-labels="both" svg:x="1.471cm" svg:y="1.429cm" svg:width="16.286cm" svg:height="10.222cm">
          <chartooo:coordinate-region svg:x="2.833cm" svg:y="1.628cm" svg:width="14.924cm" svg:height="9.376cm"/>
          <chart:axis chart:dimension="x" chart:name="primary-x" chart:style-name="ch5" chartooo:axis-type="auto">
            <chartooo:date-scale/>
            <chart:title svg:x="8.181cm" svg:y="11.908cm" chart:style-name="ch6">
              <text:p>Number of Classes</text:p>
            </chart:title>
            <chart:categories table:cell-range-address="ParallelGC.B2:ParallelGC.B8"/>
          </chart:axis>
          <chart:axis chart:dimension="y" chart:name="primary-y" chart:style-name="ch5">
            <chart:title svg:x="0.451cm" svg:y="8.992cm" chart:style-name="ch7">
              <text:p>Milliseconds (Sum, 100 Full GCs)</text:p>
            </chart:title>
            <chart:grid chart:style-name="ch8" chart:class="major"/>
          </chart:axis>
          <chart:series chart:style-name="ch9" chart:values-cell-range-address="ParallelGC.C2:ParallelGC.C8" chart:label-cell-address="ParallelGC.C1:ParallelGC.C1" chart:class="chart:line">
            <chart:data-point chart:repeated="7"/>
          </chart:series>
          <chart:series chart:style-name="ch10" chart:values-cell-range-address="ParallelGC.D2:ParallelGC.D8" chart:label-cell-address="ParallelGC.D1:ParallelGC.D1" chart:class="chart:line">
            <chart:data-point chart:repeated="7"/>
          </chart:series>
          <chart:series chart:style-name="ch11" chart:values-cell-range-address="ParallelGC.F2:ParallelGC.F8" chart:label-cell-address="ParallelGC.F1:ParallelGC.F1" chart:class="chart:line">
            <chart:data-point chart:repeated="7"/>
          </chart:series>
          <chart:series chart:style-name="ch12" chart:values-cell-range-address="ParallelGC.H2:ParallelGC.H8" chart:label-cell-address="ParallelGC.H1:ParallelGC.H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-bit flat</text:p>
                <draw:g>
                  <svg:desc>ParallelGC.C1:ParallelGC.C1</svg:desc>
                </draw:g>
              </table:table-cell>
              <table:table-cell office:value-type="string">
                <text:p>26-bit</text:p>
                <draw:g>
                  <svg:desc>ParallelGC.D1:ParallelGC.D1</svg:desc>
                </draw:g>
              </table:table-cell>
              <table:table-cell office:value-type="string">
                <text:p>22-bit, Pointertable</text:p>
                <draw:g>
                  <svg:desc>ParallelGC.F1:ParallelGC.F1</svg:desc>
                </draw:g>
              </table:table-cell>
              <table:table-cell office:value-type="string">
                <text:p>22-bit, vary cachelines</text:p>
                <draw:g>
                  <svg:desc>ParallelGC.H1:ParallelGC.H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ParallelGC.B2:ParallelGC.B8</svg:desc>
                </draw:g>
              </table:table-cell>
              <table:table-cell office:value-type="float" office:value="73445.801">
                <text:p>73445.801</text:p>
                <draw:g>
                  <svg:desc>ParallelGC.C2:ParallelGC.C8</svg:desc>
                </draw:g>
              </table:table-cell>
              <table:table-cell office:value-type="float" office:value="70202.698">
                <text:p>70202.698</text:p>
                <draw:g>
                  <svg:desc>ParallelGC.D2:ParallelGC.D8</svg:desc>
                </draw:g>
              </table:table-cell>
              <table:table-cell office:value-type="float" office:value="68419.578">
                <text:p>68419.578</text:p>
                <draw:g>
                  <svg:desc>ParallelGC.F2:ParallelGC.F8</svg:desc>
                </draw:g>
              </table:table-cell>
              <table:table-cell office:value-type="float" office:value="71286.308">
                <text:p>71286.308</text:p>
                <draw:g>
                  <svg:desc>ParallelGC.H2:ParallelGC.H8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9325.632">
                <text:p>79325.632</text:p>
              </table:table-cell>
              <table:table-cell office:value-type="float" office:value="71731.48">
                <text:p>71731.48</text:p>
              </table:table-cell>
              <table:table-cell office:value-type="float" office:value="69940.466">
                <text:p>69940.466</text:p>
              </table:table-cell>
              <table:table-cell office:value-type="float" office:value="72054.26">
                <text:p>72054.2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81937.121">
                <text:p>81937.121</text:p>
              </table:table-cell>
              <table:table-cell office:value-type="float" office:value="79469.117">
                <text:p>79469.117</text:p>
              </table:table-cell>
              <table:table-cell office:value-type="float" office:value="80219.864">
                <text:p>80219.864</text:p>
              </table:table-cell>
              <table:table-cell office:value-type="float" office:value="79483.362">
                <text:p>79483.36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87157.505">
                <text:p>87157.505</text:p>
              </table:table-cell>
              <table:table-cell office:value-type="float" office:value="95998.368">
                <text:p>95998.368</text:p>
              </table:table-cell>
              <table:table-cell office:value-type="float" office:value="95884.718">
                <text:p>95884.718</text:p>
              </table:table-cell>
              <table:table-cell office:value-type="float" office:value="97202.697">
                <text:p>97202.69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92700.211">
                <text:p>92700.211</text:p>
              </table:table-cell>
              <table:table-cell office:value-type="float" office:value="89075.287">
                <text:p>89075.287</text:p>
              </table:table-cell>
              <table:table-cell office:value-type="float" office:value="91109.912">
                <text:p>91109.912</text:p>
              </table:table-cell>
              <table:table-cell office:value-type="float" office:value="90748.738">
                <text:p>90748.73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80795.022">
                <text:p>80795.022</text:p>
              </table:table-cell>
              <table:table-cell office:value-type="float" office:value="64268.767">
                <text:p>64268.767</text:p>
              </table:table-cell>
              <table:table-cell office:value-type="float" office:value="71192.821">
                <text:p>71192.821</text:p>
              </table:table-cell>
              <table:table-cell office:value-type="float" office:value="66658.3">
                <text:p>66658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7cm" svg:height="12.889cm" xlink:href=".." xlink:type="simple" chart:class="chart:line" chart:style-name="ch1">
        <chart:title svg:x="6.601cm" svg:y="0.393cm" chart:style-name="ch2">
          <text:p>G1GC, GC pause times, absolut (lower is better)</text:p>
        </chart:title>
        <chart:legend chart:legend-position="end" svg:x="18.217cm" svg:y="5.398cm" style:legend-expansion="high" chart:style-name="ch3"/>
        <chart:plot-area chart:style-name="ch4" table:cell-range-address="G1GC.B2:G1GC.D8 G1GC.C1:G1GC.D1 G1GC.F1:G1GC.F8 G1GC.H1:G1GC.H8" chart:data-source-has-labels="both" svg:x="1.471cm" svg:y="1.429cm" svg:width="16.286cm" svg:height="10.222cm">
          <chartooo:coordinate-region svg:x="2.648cm" svg:y="1.628cm" svg:width="15.109cm" svg:height="9.376cm"/>
          <chart:axis chart:dimension="x" chart:name="primary-x" chart:style-name="ch5" chartooo:axis-type="auto">
            <chartooo:date-scale/>
            <chart:title svg:x="8.181cm" svg:y="11.908cm" chart:style-name="ch6">
              <text:p>Number of Classes</text:p>
            </chart:title>
            <chart:categories table:cell-range-address="G1GC.B2:G1GC.B8"/>
          </chart:axis>
          <chart:axis chart:dimension="y" chart:name="primary-y" chart:style-name="ch5">
            <chart:title svg:x="0.451cm" svg:y="8.992cm" chart:style-name="ch7">
              <text:p>Milliseconds (Sum, 100 Full GCs)</text:p>
            </chart:title>
            <chart:grid chart:style-name="ch8" chart:class="major"/>
          </chart:axis>
          <chart:series chart:style-name="ch9" chart:values-cell-range-address="G1GC.C2:G1GC.C8" chart:label-cell-address="G1GC.C1:G1GC.C1" chart:class="chart:line">
            <chart:data-point chart:repeated="7"/>
          </chart:series>
          <chart:series chart:style-name="ch10" chart:values-cell-range-address="G1GC.D2:G1GC.D8" chart:label-cell-address="G1GC.D1:G1GC.D1" chart:class="chart:line">
            <chart:data-point chart:repeated="7"/>
          </chart:series>
          <chart:series chart:style-name="ch11" chart:values-cell-range-address="G1GC.F2:G1GC.F8" chart:label-cell-address="G1GC.F1:G1GC.F1" chart:class="chart:line">
            <chart:data-point chart:repeated="7"/>
          </chart:series>
          <chart:series chart:style-name="ch12" chart:values-cell-range-address="G1GC.H2:G1GC.H8" chart:label-cell-address="G1GC.H1:G1GC.H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-bit flat</text:p>
                <draw:g>
                  <svg:desc>G1GC.C1:G1GC.C1</svg:desc>
                </draw:g>
              </table:table-cell>
              <table:table-cell office:value-type="string">
                <text:p>26-bit</text:p>
                <draw:g>
                  <svg:desc>G1GC.D1:G1GC.D1</svg:desc>
                </draw:g>
              </table:table-cell>
              <table:table-cell office:value-type="string">
                <text:p>22-bit, Pointertable</text:p>
                <draw:g>
                  <svg:desc>G1GC.F1:G1GC.F1</svg:desc>
                </draw:g>
              </table:table-cell>
              <table:table-cell office:value-type="string">
                <text:p>22-bit, vary cachelines</text:p>
                <draw:g>
                  <svg:desc>G1GC.H1:G1GC.H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G1GC.B2:G1GC.B8</svg:desc>
                </draw:g>
              </table:table-cell>
              <table:table-cell office:value-type="float" office:value="37434.774">
                <text:p>37434.774</text:p>
                <draw:g>
                  <svg:desc>G1GC.C2:G1GC.C8</svg:desc>
                </draw:g>
              </table:table-cell>
              <table:table-cell office:value-type="float" office:value="33283.553">
                <text:p>33283.553</text:p>
                <draw:g>
                  <svg:desc>G1GC.D2:G1GC.D8</svg:desc>
                </draw:g>
              </table:table-cell>
              <table:table-cell office:value-type="float" office:value="32718.34">
                <text:p>32718.34</text:p>
                <draw:g>
                  <svg:desc>G1GC.F2:G1GC.F8</svg:desc>
                </draw:g>
              </table:table-cell>
              <table:table-cell office:value-type="float" office:value="33483.713">
                <text:p>33483.713</text:p>
                <draw:g>
                  <svg:desc>G1GC.H2:G1GC.H8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8985.763">
                <text:p>48985.763</text:p>
              </table:table-cell>
              <table:table-cell office:value-type="float" office:value="36989.821">
                <text:p>36989.821</text:p>
              </table:table-cell>
              <table:table-cell office:value-type="float" office:value="36906.067">
                <text:p>36906.067</text:p>
              </table:table-cell>
              <table:table-cell office:value-type="float" office:value="37246.884">
                <text:p>37246.88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55431.745">
                <text:p>55431.745</text:p>
              </table:table-cell>
              <table:table-cell office:value-type="float" office:value="43940.1">
                <text:p>43940.1</text:p>
              </table:table-cell>
              <table:table-cell office:value-type="float" office:value="45315.658">
                <text:p>45315.658</text:p>
              </table:table-cell>
              <table:table-cell office:value-type="float" office:value="40784.753">
                <text:p>40784.75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59976.899">
                <text:p>59976.899</text:p>
              </table:table-cell>
              <table:table-cell office:value-type="float" office:value="51192.388">
                <text:p>51192.388</text:p>
              </table:table-cell>
              <table:table-cell office:value-type="float" office:value="53712.987">
                <text:p>53712.987</text:p>
              </table:table-cell>
              <table:table-cell office:value-type="float" office:value="49887.766">
                <text:p>49887.76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63164.677">
                <text:p>63164.677</text:p>
              </table:table-cell>
              <table:table-cell office:value-type="float" office:value="56490.816">
                <text:p>56490.816</text:p>
              </table:table-cell>
              <table:table-cell office:value-type="float" office:value="64872.167">
                <text:p>64872.167</text:p>
              </table:table-cell>
              <table:table-cell office:value-type="float" office:value="56598.04">
                <text:p>56598.0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82385.441">
                <text:p>82385.441</text:p>
              </table:table-cell>
              <table:table-cell office:value-type="float" office:value="59133.896">
                <text:p>59133.896</text:p>
              </table:table-cell>
              <table:table-cell office:value-type="float" office:value="81631.445">
                <text:p>81631.445</text:p>
              </table:table-cell>
              <table:table-cell office:value-type="float" office:value="66219.466">
                <text:p>66219.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